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8,141,651,381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7,071,162,08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5,912,495,368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4,426,381,187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3,279,248,478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1,983,252,611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0,192,848,926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8,750,107,401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7,131,773,632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,836,138,127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,446,434,031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,223,152,219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455,031,447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735,558,726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366,398,119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023,324,407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758,176,653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768,619,058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731,198,022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454,430,642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280,177,838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747,011,857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873,671,55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0:21.133602781</dc:date>
    <meta:editing-duration>PT4H12M18S</meta:editing-duration>
    <meta:editing-cycles>91</meta:editing-cycles>
    <meta:generator>LibreOffice/7.2.6.2$Linux_X86_64 LibreOffice_project/20$Build-2</meta:generator>
    <meta:document-statistic meta:table-count="1" meta:cell-count="48" meta:object-count="0"/>
  </office:meta>
</office:document-meta>
</file>